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system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33cm" fo:margin-left="0cm" fo:margin-top="0cm" fo:margin-bottom="0cm" table:align="left" style:writing-mode="lr-tb"/>
    </style:style>
    <style:style style:name="Tabla1.A" style:family="table-column">
      <style:table-column-properties style:column-width="7.44cm"/>
    </style:style>
    <style:style style:name="Tabla1.B" style:family="table-column">
      <style:table-column-properties style:column-width="6.888cm"/>
    </style:style>
    <style:style style:name="Tabla1.1" style:family="table-row">
      <style:table-row-properties style:min-row-height="0.575cm" fo:keep-together="auto"/>
    </style:style>
    <style:style style:name="Tabla1.A1" style:family="table-cell">
      <style:table-cell-properties fo:padding-left="0.191cm" fo:padding-right="0.191cm" fo:padding-top="0cm" fo:padding-bottom="0cm" fo:border-left="none" fo:border-right="none" fo:border-top="1pt solid #4f81bd" fo:border-bottom="1pt solid #4f81bd" style:writing-mode="lr-tb"/>
    </style:style>
    <style:style style:name="Tabla1.2" style:family="table-row">
      <style:table-row-properties style:min-row-height="0.709cm" fo:keep-together="auto"/>
    </style:style>
    <style:style style:name="Tabla1.A2" style:family="table-cell">
      <style:table-cell-properties fo:background-color="#d3dfee" fo:padding-left="0.191cm" fo:padding-right="0.191cm" fo:padding-top="0cm" fo:padding-bottom="0cm" fo:border="none" style:writing-mode="lr-tb">
        <style:background-image/>
      </style:table-cell-properties>
    </style:style>
    <style:style style:name="Tabla1.3" style:family="table-row">
      <style:table-row-properties style:min-row-height="1.388cm" fo:keep-together="auto"/>
    </style:style>
    <style:style style:name="Tabla1.A3" style:family="table-cell">
      <style:table-cell-properties fo:padding-left="0.191cm" fo:padding-right="0.191cm" fo:padding-top="0cm" fo:padding-bottom="0cm" fo:border="none" style:writing-mode="lr-tb"/>
    </style:style>
    <style:style style:name="Tabla1.B3" style:family="table-cell">
      <style:table-cell-properties fo:padding-left="0.191cm" fo:padding-right="0.191cm" fo:padding-top="0cm" fo:padding-bottom="0cm" fo:border="none" style:writing-mode="lr-tb"/>
    </style:style>
    <style:style style:name="Tabla1.4" style:family="table-row">
      <style:table-row-properties style:min-row-height="1.27cm" fo:keep-together="auto"/>
    </style:style>
    <style:style style:name="Tabla1.5" style:family="table-row">
      <style:table-row-properties style:min-row-height="0.642cm" fo:keep-together="auto"/>
    </style:style>
    <style:style style:name="Tabla1.A5" style:family="table-cell">
      <style:table-cell-properties fo:padding-left="0.191cm" fo:padding-right="0.191cm" fo:padding-top="0cm" fo:padding-bottom="0cm" fo:border="none" style:writing-mode="lr-tb"/>
    </style:style>
    <style:style style:name="Tabla1.B5" style:family="table-cell">
      <style:table-cell-properties fo:padding-left="0.191cm" fo:padding-right="0.191cm" fo:padding-top="0cm" fo:padding-bottom="0cm" fo:border="none" style:writing-mode="lr-tb"/>
    </style:style>
    <style:style style:name="Tabla1.6" style:family="table-row">
      <style:table-row-properties style:min-row-height="0.751cm" fo:keep-together="auto"/>
    </style:style>
    <style:style style:name="Tabla1.A7" style:family="table-cell">
      <style:table-cell-properties fo:padding-left="0.191cm" fo:padding-right="0.191cm" fo:padding-top="0cm" fo:padding-bottom="0cm" fo:border="none" style:writing-mode="lr-tb"/>
    </style:style>
    <style:style style:name="Tabla1.B7" style:family="table-cell">
      <style:table-cell-properties fo:padding-left="0.191cm" fo:padding-right="0.191cm" fo:padding-top="0cm" fo:padding-bottom="0cm" fo:border="none" style:writing-mode="lr-tb"/>
    </style:style>
    <style:style style:name="Tabla1.A9" style:family="table-cell">
      <style:table-cell-properties fo:padding-left="0.191cm" fo:padding-right="0.191cm" fo:padding-top="0cm" fo:padding-bottom="0cm" fo:border="none" style:writing-mode="lr-tb"/>
    </style:style>
    <style:style style:name="Tabla1.B9" style:family="table-cell">
      <style:table-cell-properties fo:padding-left="0.191cm" fo:padding-right="0.191cm" fo:padding-top="0cm" fo:padding-bottom="0cm" fo:border="none" style:writing-mode="lr-tb"/>
    </style:style>
    <style:style style:name="Tabla1.A11" style:family="table-cell">
      <style:table-cell-properties fo:padding-left="0.191cm" fo:padding-right="0.191cm" fo:padding-top="0cm" fo:padding-bottom="0cm" fo:border-left="none" fo:border-right="none" fo:border-top="none" fo:border-bottom="1pt solid #4f81bd" style:writing-mode="lr-tb"/>
    </style:style>
    <style:style style:name="Tabla1.B11" style:family="table-cell">
      <style:table-cell-properties fo:padding-left="0.191cm" fo:padding-right="0.191cm" fo:padding-top="0cm" fo:padding-bottom="0cm" fo:border-left="none" fo:border-right="none" fo:border-top="none" fo:border-bottom="1pt solid #4f81bd" style:writing-mode="lr-tb"/>
    </style:style>
    <style:style style:name="P1" style:family="paragraph" style:parent-style-name="Standard">
      <style:text-properties style:font-name="Candara"/>
    </style:style>
    <style:style style:name="P2" style:family="paragraph" style:parent-style-name="Standard">
      <loext:graphic-properties draw:fill="solid" draw:fill-color="#bfbfbf"/>
      <style:paragraph-properties fo:text-align="justify" style:justify-single-word="false" fo:background-color="#bfbfbf"/>
      <style:text-properties style:font-name="Candara"/>
    </style:style>
    <style:style style:name="P3" style:family="paragraph" style:parent-style-name="Standard">
      <loext:graphic-properties draw:fill="solid" draw:fill-color="#bfbfbf"/>
      <style:paragraph-properties fo:text-align="justify" style:justify-single-word="false" fo:background-color="#bfbfbf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365f91" loext:opacity="100%" style:font-name="Candara" fo:font-size="11pt" fo:language="es" fo:country="ES" fo:font-weight="bold" style:letter-kerning="false" style:font-name-asian="Calibri" style:font-size-asian="11pt" style:language-asian="en" style:country-asian="US" style:font-weight-asian="bold" style:font-name-complex="Cambria" style:font-size-complex="11pt" style:language-complex="ar" style:country-complex="SA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365f91" loext:opacity="100%" style:font-name="Candara" fo:font-size="11pt" fo:language="es" fo:country="ES" fo:font-weight="bold" style:letter-kerning="false" style:font-name-asian="Calibri" style:font-size-asian="11pt" style:language-asian="en" style:country-asian="US" style:font-weight-asian="bold" style:font-name-complex="Cambria" style:font-size-complex="11pt" style:language-complex="ar" style:country-complex="SA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365f91" loext:opacity="100%" style:font-name="Candara" fo:font-size="11pt" fo:language="es" fo:country="ES" style:letter-kerning="false" style:font-name-asian="Calibri" style:font-size-asian="11pt" style:language-asian="en" style:country-asian="US" style:font-name-complex="Cambria" style:font-size-complex="11pt" style:language-complex="ar" style:country-complex="SA">
        <loext:char-complex-color loext:theme-type="accent1" loext:color-type="theme">
          <loext:transformation loext:type="shade" loext:value="2509"/>
        </loext:char-complex-color>
      </style:text-properties>
    </style:style>
    <style:style style:name="P17" style:family="paragraph" style:parent-style-name="Text_20_body" style:list-style-name="L11">
      <style:text-properties fo:font-weight="normal" style:font-weight-asian="normal" style:font-weight-complex="normal"/>
    </style:style>
    <style:style style:name="P18" style:family="paragraph" style:parent-style-name="Text_20_body" style:list-style-name="L11">
      <style:paragraph-properties fo:margin-top="0cm" fo:margin-bottom="0cm" style:contextual-spacing="false"/>
      <style:text-properties style:font-name="Candara"/>
    </style:style>
    <style:style style:name="P19" style:family="paragraph" style:parent-style-name="Text_20_body" style:list-style-name="L11">
      <style:text-properties style:font-name="Candara"/>
    </style:style>
    <style:style style:name="P20" style:family="paragraph" style:parent-style-name="Text_20_body" style:list-style-name="L11"/>
    <style:style style:name="P21" style:family="paragraph" style:parent-style-name="Standard">
      <style:text-properties style:font-name="Candara" fo:font-weight="normal" style:font-weight-asian="normal" style:font-weight-complex="normal"/>
    </style:style>
    <style:style style:name="P22" style:family="paragraph" style:parent-style-name="Text_20_body" style:list-style-name="L12"/>
    <style:style style:name="P23" style:family="paragraph" style:parent-style-name="Text_20_body" style:list-style-name="L12">
      <style:text-properties style:font-name="Candara"/>
    </style:style>
    <style:style style:name="P24" style:family="paragraph" style:parent-style-name="Normal_20__28_Web_29_">
      <style:paragraph-properties fo:margin-top="0cm" fo:margin-bottom="0.353cm" style:contextual-spacing="false"/>
      <style:text-properties style:font-name="Candara"/>
    </style:style>
    <style:style style:name="P25" style:family="paragraph" style:parent-style-name="Text_20_body">
      <style:paragraph-properties fo:margin-top="0cm" fo:margin-bottom="0.353cm" style:contextual-spacing="false"/>
      <style:text-properties style:font-name="Candara" fo:font-weight="normal" style:font-weight-asian="normal" style:font-weight-complex="normal"/>
    </style:style>
    <style:style style:name="P26" style:family="paragraph" style:parent-style-name="Text_20_body" style:list-style-name="L13"/>
    <style:style style:name="P27" style:family="paragraph" style:parent-style-name="Normal_20__28_Web_29_">
      <style:paragraph-properties fo:margin-top="0cm" fo:margin-bottom="0.353cm" style:contextual-spacing="false"/>
      <style:text-properties style:font-name="Candara" fo:font-weight="normal" style:font-weight-asian="normal" style:font-weight-complex="normal"/>
    </style:style>
    <style:style style:name="P28" style:family="paragraph" style:parent-style-name="Normal_20__28_Web_29_">
      <style:paragraph-properties fo:margin-top="0cm" fo:margin-bottom="0.353cm" style:contextual-spacing="false"/>
      <style:text-properties fo:font-weight="normal" style:font-weight-asian="normal" style:font-weight-complex="normal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cm" fo:margin-bottom="0cm" style:contextual-spacing="false"/>
    </style:style>
    <style:style style:name="P31" style:family="paragraph" style:parent-style-name="Text_20_body" style:list-style-name="L14">
      <style:paragraph-properties fo:margin-top="0cm" fo:margin-bottom="0cm" style:contextual-spacing="false"/>
      <style:text-properties style:font-name="Candara"/>
    </style:style>
    <style:style style:name="P32" style:family="paragraph" style:parent-style-name="Text_20_body" style:list-style-name="L14">
      <style:text-properties style:font-name="Candara"/>
    </style:style>
    <style:style style:name="P33" style:family="paragraph" style:parent-style-name="Text_20_body">
      <style:paragraph-properties fo:margin-top="0cm" fo:margin-bottom="0.353cm" style:contextual-spacing="false"/>
      <style:text-properties fo:font-weight="normal" style:font-weight-asian="normal" style:font-weight-complex="normal"/>
    </style:style>
    <style:style style:name="P34" style:family="paragraph" style:parent-style-name="Text_20_body" style:list-style-name="L15"/>
    <style:style style:name="P35" style:family="paragraph" style:parent-style-name="Text_20_body" style:list-style-name="L16"/>
    <style:style style:name="P36" style:family="paragraph" style:parent-style-name="Text_20_body" style:list-style-name="L17"/>
    <style:style style:name="P37" style:family="paragraph" style:parent-style-name="Text_20_body" style:list-style-name="L18"/>
    <style:style style:name="P38" style:family="paragraph" style:parent-style-name="Text_20_body" style:list-style-name="L19"/>
    <style:style style:name="T1" style:family="text">
      <style:text-properties fo:font-weight="bold" style:font-weight-asian="bold"/>
    </style:style>
    <style:style style:name="T2" style:family="text">
      <style:text-properties fo:color="#ffffff" loext:opacity="100%">
        <loext:char-complex-color loext:theme-type="light1" loext:color-type="theme"/>
      </style:text-properties>
    </style:style>
    <style:style style:name="T3" style:family="text">
      <style:text-properties fo:color="#ffffff" loext:opacity="100%" style:font-name="Candara">
        <loext:char-complex-color loext:theme-type="light1" loext:color-type="theme"/>
      </style:text-properties>
    </style:style>
    <style:style style:name="T4" style:family="text">
      <style:text-properties style:font-name="Candara"/>
    </style:style>
    <style:style style:name="T5" style:family="text">
      <style:text-properties style:font-name="Candara" fo:font-weight="bold" style:font-weight-asian="bold"/>
    </style:style>
    <style:style style:name="T6" style:family="text">
      <style:text-properties fo:color="#000000" loext:opacity="100%" fo:font-size="11pt" fo:font-weight="bold" style:font-size-asian="11pt" style:font-weight-asian="bold" style:font-name-complex="Arial2" style:font-size-complex="11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- Soluciones ERP/CRM en la nube</text:span></text:p>
      <text:p text:style-name="P1"><text:span text:style-name="T1">El objetivo de esta actividad es identificar los servicios de soluciones ERP/CRM en la nube.</text:span></text:p>
      <text:p text:style-name="P1"><text:span text:style-name="T1">Busque diez empresas que ofrezcan ERP/CRM en modalidad SaaS.</text:span></text:p>
      <text:p text:style-name="P2"><text:span text:style-name="T2">Ejecutar un proceso de investigación por Internet según búsquedas de los términos SaaS ERP y SaaS CRM para detectar las empresas solicitadas. Hay que tener en cuenta que existen productos que simultáneamente cubren las expectativas de ERP y de CRM, mientras que otros sólo cubren uno de los dos conceptos.</text:span></text:p>
      <text:p text:style-name="P3"><text:span text:style-name="T3">Como ejemplo podemos visitar la web de </text:span><text:a xlink:type="simple" xlink:href="https://www.capterra.es/directory/9/enterprise-resource-planning/software" text:style-name="Internet_20_link" text:visited-style-name="Visited_20_Internet_20_Link"><text:span text:style-name="Internet_20_Link"><text:span text:style-name="T3">Capterra,</text:span></text:span></text:a><text:span text:style-name="T3"> que ofrece descripción, comparativa y opiniones de un gran número de productos software. También existen webs de divulgación que dedican artículos anuales a crear un ranking de ERPs. Puede visitarse, por ejemplo, este </text:span><text:a xlink:type="simple" xlink:href="https://revistabyte.es/comparativa/estos-son-los-12-mejores-erps/" office:name="https://revistabyte.es/comparativa/estos-son-los-12-mejores-erps/" text:style-name="Internet_20_link" text:visited-style-name="Visited_20_Internet_20_Link"><text:span text:style-name="Internet_20_Link"><text:span text:style-name="T3">artículo de</text:span></text:span></text:a><text:span text:style-name="T3"> julio de 2020 o este </text:span><text:a xlink:type="simple" xlink:href="https://wautechnologies.com/noticias/ranking-erp-mas-usados/" text:style-name="Internet_20_link" text:visited-style-name="Visited_20_Internet_20_Link"><text:span text:style-name="Internet_20_Link"><text:span text:style-name="T3">otro artículo</text:span></text:span></text:a><text:span text:style-name="T3"> de los ERPs más usados en 2022 en el mundo y en España.</text:span></text:p>
      <text:list text:style-name="L1">
        <text:list-item>
          <text:p text:style-name="P4"><text:span text:style-name="Strong_20_Emphasis"><text:span text:style-name="T4">Salesforce</text:span></text:span><text:span text:style-name="T4"><text:line-break/>Ofrece un CRM basado en la nube con diversas funcionalidades de automatización de ventas, servicio al cliente, y marketing.</text:span></text:p>
        </text:list-item>
      </text:list>
      <text:list text:style-name="L2">
        <text:list-item>
          <text:p text:style-name="P5"><text:span text:style-name="Strong_20_Emphasis"><text:span text:style-name="T4">SAP</text:span></text:span><text:span text:style-name="T4"><text:line-break/>SAP Business ByDesign y SAP S/4HANA Cloud son sus soluciones ERP basadas en la nube, dirigidas a medianas y grandes empresas.</text:span></text:p>
        </text:list-item>
      </text:list>
      <text:list text:style-name="L3">
        <text:list-item>
          <text:p text:style-name="P6"><text:span text:style-name="Strong_20_Emphasis"><text:span text:style-name="T4">Oracle</text:span></text:span><text:span text:style-name="T4"><text:line-break/>Oracle NetSuite es una de las principales soluciones ERP en la nube, integrando también capacidades de CRM.</text:span></text:p>
        </text:list-item>
      </text:list>
      <text:list text:style-name="L4">
        <text:list-item>
          <text:p text:style-name="P7"><text:span text:style-name="Strong_20_Emphasis"><text:span text:style-name="T4">Microsoft</text:span></text:span><text:span text:style-name="T4"><text:line-break/>Microsoft Dynamics 365 es una plataforma que combina CRM y ERP, brindando herramientas para ventas, servicio al cliente, finanzas, y operaciones.</text:span></text:p>
        </text:list-item>
      </text:list>
      <text:list text:style-name="L5">
        <text:list-item>
          <text:p text:style-name="P8"><text:span text:style-name="Strong_20_Emphasis"><text:span text:style-name="T4">Zoho</text:span></text:span><text:span text:style-name="T4"><text:line-break/>Zoho CRM es una solución en la nube para la gestión de clientes, ventas, y marketing, con integración a su suite ERP.</text:span></text:p>
        </text:list-item>
      </text:list>
      <text:list text:style-name="L6">
        <text:list-item>
          <text:p text:style-name="P9"><text:span text:style-name="Strong_20_Emphasis"><text:span text:style-name="T4">HubSpot</text:span></text:span><text:span text:style-name="T4"><text:line-break/>Principalmente conocido por su CRM, HubSpot también ofrece funcionalidades para marketing, ventas, y servicio al cliente en la nube.</text:span></text:p>
        </text:list-item>
      </text:list>
      <text:list text:style-name="L7">
        <text:list-item>
          <text:p text:style-name="P10"><text:span text:style-name="Strong_20_Emphasis"><text:span text:style-name="T4">Infor</text:span></text:span><text:span text:style-name="T4"><text:line-break/>Infor CloudSuite ofrece soluciones ERP específicas para diversas industrias, gestionando finanzas, operaciones, y cadena de suministro.</text:span></text:p>
        </text:list-item>
      </text:list>
      <text:list text:style-name="L8">
        <text:list-item>
          <text:p text:style-name="P11"><text:span text:style-name="Strong_20_Emphasis"><text:span text:style-name="T4">Sage</text:span></text:span><text:span text:style-name="T4"><text:line-break/>Sage Intacct y Sage Business Cloud son soluciones ERP en la nube que gestionan finanzas, operaciones y contabilidad.</text:span></text:p>
        </text:list-item>
      </text:list>
      <text:list text:style-name="L9">
        <text:list-item>
          <text:p text:style-name="P12"><text:soft-page-break/><text:span text:style-name="Strong_20_Emphasis"><text:span text:style-name="T4">Workday</text:span></text:span><text:span text:style-name="T4"><text:line-break/>Workday ofrece un sistema ERP enfocado en la gestión financiera y de capital humano, todo en la nube.</text:span></text:p>
        </text:list-item>
      </text:list>
      <text:list text:style-name="L10">
        <text:list-item>
          <text:p text:style-name="P13"><text:span text:style-name="Strong_20_Emphasis"><text:span text:style-name="T4">Freshworks</text:span></text:span><text:span text:style-name="T4"><text:line-break/>Freshsales y Freshworks CRM son sus soluciones basadas en la nube, enfocadas en ventas, servicio al cliente, y marketing.</text:span></text:p>
        </text:list-item>
      </text:list>
      <text:p text:style-name="P1"/>
      <text:p text:style-name="P1"><text:span text:style-name="T1">2.-Conceptos y funcionalidades en torno a un ERP</text:span></text:p>
      <text:p text:style-name="P1"><text:span text:style-name="T1">El objetivo de esta actividad es conocer conceptos y funcionalidades en torno a los ERP.</text:span></text:p>
      <text:p text:style-name="P1"><text:span text:style-name="T1">Rellene la siguiente tabla siguiente describiendo los conceptos indicados: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4">Concepto</text:p>
          </table:table-cell>
          <table:table-cell table:style-name="Tabla1.A1" office:value-type="string">
            <text:p text:style-name="P14">Descripción</text:p>
          </table:table-cell>
        </table:table-row>
        <table:table-row table:style-name="Tabla1.2">
          <table:table-cell table:style-name="Tabla1.A2" office:value-type="string">
            <text:p text:style-name="P15">Administración de un ERP</text:p>
          </table:table-cell>
          <table:table-cell table:style-name="Tabla1.A2" office:value-type="string">
            <text:p text:style-name="P16">Gestión y mantenimiento del sistema ERP, incluyendo configuración, permisos, seguridad, y actualizaciones. </text:p>
          </table:table-cell>
        </table:table-row>
        <table:table-row table:style-name="Tabla1.3">
          <table:table-cell table:style-name="Tabla1.A3" office:value-type="string">
            <text:p text:style-name="P15">Archivos maestros en aplicaciones informáticas y, concretamente, en software de gestión empresarial</text:p>
          </table:table-cell>
          <table:table-cell table:style-name="Tabla1.B3" office:value-type="string">
            <text:p text:style-name="P16">Datos clave y estables (clientes, proveedores, productos) usados en todas las transacciones del ERP. </text:p>
          </table:table-cell>
        </table:table-row>
        <table:table-row table:style-name="Tabla1.4">
          <table:table-cell table:style-name="Tabla1.A2" office:value-type="string">
            <text:p text:style-name="P15">Tercero</text:p>
          </table:table-cell>
          <table:table-cell table:style-name="Tabla1.A2" office:value-type="string">
            <text:p text:style-name="P16">Entidad externa (cliente, proveedor) que interactúa con el ERP. </text:p>
          </table:table-cell>
        </table:table-row>
        <table:table-row table:style-name="Tabla1.5">
          <table:table-cell table:style-name="Tabla1.A5" office:value-type="string">
            <text:p text:style-name="P15">Producto</text:p>
          </table:table-cell>
          <table:table-cell table:style-name="Tabla1.B5" office:value-type="string">
            <text:p text:style-name="P16">Bien o servicio gestionado en el ERP, con detalles como inventario, precio, y proveedor. </text:p>
          </table:table-cell>
        </table:table-row>
        <table:table-row table:style-name="Tabla1.6">
          <table:table-cell table:style-name="Tabla1.A2" office:value-type="string">
            <text:p text:style-name="P15">Tablas básicas (ejemplos)</text:p>
          </table:table-cell>
          <table:table-cell table:style-name="Tabla1.A2" office:value-type="string">
            <text:p text:style-name="P16">Conjuntos de datos esenciales (productos, clientes, impuestos, cuentas contables) que soportan los procesos del ERP. </text:p>
          </table:table-cell>
        </table:table-row>
        <table:table-row table:style-name="Tabla1.4">
          <table:table-cell table:style-name="Tabla1.A7" office:value-type="string">
            <text:p text:style-name="P15">Funcionalidades básicas a cubrir por un ERP en la ficha de producto</text:p>
          </table:table-cell>
          <table:table-cell table:style-name="Tabla1.B7" office:value-type="string">
            <text:p text:style-name="P16">Gestión de inventario, precios, costos, proveedores, clasificación, y atributos del producto. </text:p>
          </table:table-cell>
        </table:table-row>
        <table:table-row table:style-name="Tabla1.4">
          <table:table-cell table:style-name="Tabla1.A2" office:value-type="string">
            <text:p text:style-name="P15">Funcionalidades básicas a cubrir por un ERP en el circuito de compra</text:p>
          </table:table-cell>
          <table:table-cell table:style-name="Tabla1.A2" office:value-type="string">
            <text:p text:style-name="P16">Gestión de cotizaciones, órdenes de compra, recepción de productos, facturación, pagos, e inventario. </text:p>
          </table:table-cell>
        </table:table-row>
        <table:table-row table:style-name="Tabla1.4">
          <table:table-cell table:style-name="Tabla1.A9" office:value-type="string">
            <text:p text:style-name="P15">Funcionalidades básicas a cubrir por un ERP en el circuito de venta</text:p>
          </table:table-cell>
          <table:table-cell table:style-name="Tabla1.B9" office:value-type="string">
            <text:p text:style-name="P16">Gestión de clientes, cotizaciones, pedidos, envíos, facturación, cobros y devoluciones. </text:p>
          </table:table-cell>
        </table:table-row>
        <table:table-row table:style-name="Tabla1.4">
          <table:table-cell table:style-name="Tabla1.A2" office:value-type="string">
            <text:p text:style-name="P15">Funcionalidades básicas a cubrir por un ERP en un módulo de fabricación</text:p>
          </table:table-cell>
          <table:table-cell table:style-name="Tabla1.A2" office:value-type="string">
            <text:p text:style-name="P16">Planificación, gestión de órdenes, inventario, costos, trazabilidad, calidad y mantenimiento. </text:p>
          </table:table-cell>
        </table:table-row>
        <table:table-row table:style-name="Tabla1.4">
          <table:table-cell table:style-name="Tabla1.A11" office:value-type="string">
            <text:p text:style-name="P15">Funcionalidades básicas a cubrir por un ERP en un módulo de servicios</text:p>
          </table:table-cell>
          <table:table-cell table:style-name="Tabla1.B11" office:value-type="string">
            <text:p text:style-name="P16">Gestión de contratos, planificación, órdenes de trabajo, facturación, recursos, costos, y satisfacción del cliente. </text:p>
          </table:table-cell>
        </table:table-row>
      </table:table>
      <text:p text:style-name="P1"/>
      <text:p text:style-name="P1"><text:span text:style-name="T1">3.-Sistemas CRM y soluciones BI como complementos de los ERP</text:span></text:p>
      <text:p text:style-name="P1"><text:soft-page-break/><text:span text:style-name="T1">Indique los motivos por los que los sistemas CRM y las soluciones BI pueden considerarse complementos de los ERP.</text:span></text:p>
      <text:list text:style-name="L11">
        <text:list-item>
          <text:p text:style-name="P17"><text:span text:style-name="Strong_20_Emphasis"><text:span text:style-name="T4">CRM (Gestión de Relaciones con Clientes)</text:span></text:span><text:span text:style-name="T4">: Mientras el ERP se centra en la gestión interna (como producción, inventarios y finanzas), el CRM gestiona la relación con los clientes. Al trabajar juntos:</text:span></text:p>
          <text:list>
            <text:list-item>
              <text:p text:style-name="P18">El CRM ayuda a captar y gestionar información de clientes y ventas, la cual el ERP utiliza para mejorar la gestión de pedidos, envíos y facturación.</text:p>
            </text:list-item>
            <text:list-item>
              <text:p text:style-name="P19">Permite ofrecer un mejor servicio al cliente al conectar datos de ventas y soporte con los procesos operativos que gestiona el ERP.</text:p>
            </text:list-item>
          </text:list>
        </text:list-item>
        <text:list-item>
          <text:p text:style-name="P20"><text:span text:style-name="Strong_20_Emphasis"><text:span text:style-name="T4">BI (Inteligencia de Negocios)</text:span></text:span><text:span text:style-name="T4">: El ERP se encarga de registrar y gestionar las operaciones del día a día, pero el BI va más allá analizando esos datos para generar información útil. Complementa al ERP al:</text:span></text:p>
          <text:list>
            <text:list-item>
              <text:p text:style-name="P18">Proporcionar herramientas para analizar los datos operativos del ERP, generando informes, gráficos y proyecciones que ayudan en la toma de decisiones estratégicas.</text:p>
            </text:list-item>
            <text:list-item>
              <text:p text:style-name="P19">Facilitar la identificación de tendencias y áreas de mejora en las operaciones controladas por el ERP (como ventas, costos o eficiencia).</text:p>
            </text:list-item>
          </text:list>
        </text:list-item>
      </text:list>
      <text:p text:style-name="P21"/>
      <text:p text:style-name="P1"><text:span text:style-name="T1">4.- Funcionalidades de los sistemas CRM</text:span></text:p>
      <text:p text:style-name="P1"><text:span text:style-name="T1">El objetivo de esta actividad es conocer las funcionalidades más usuales en los sistemas CRM.</text:span></text:p>
      <text:p text:style-name="P1"><text:span text:style-name="T1">Indique las funcionalidades más usuales aportadas por los sistemas CRM.</text:span></text:p>
      <text:p text:style-name="Text_20_body"><text:span text:style-name="T5">Las funcionalidades más comunes que ofrecen los sistemas </text:span><text:span text:style-name="Strong_20_Emphasis"><text:span text:style-name="T4">CRM</text:span></text:span><text:span text:style-name="T5"> incluyen:</text:span></text:p>
      <text:list text:style-name="L12">
        <text:list-item>
          <text:p text:style-name="P22"><text:span text:style-name="Strong_20_Emphasis"><text:span text:style-name="T4">Gestión de contactos</text:span></text:span><text:span text:style-name="T4">: Almacena y organiza información detallada de clientes, como nombres, direcciones, correos, y teléfonos.</text:span></text:p>
        </text:list-item>
        <text:list-item>
          <text:p text:style-name="P22"><text:span text:style-name="Strong_20_Emphasis"><text:span text:style-name="T4">Gestión de ventas</text:span></text:span><text:span text:style-name="T4">: Ayuda a gestionar el ciclo de ventas, desde la generación de oportunidades hasta el cierre de negocios, con seguimiento de leads, oportunidades y ofertas.</text:span></text:p>
        </text:list-item>
        <text:list-item>
          <text:p text:style-name="P22"><text:span text:style-name="Strong_20_Emphasis"><text:span text:style-name="T4">Automatización de marketing</text:span></text:span><text:span text:style-name="T4">: Permite la creación y gestión de campañas de marketing, segmentación de clientes, envíos de correos masivos, y seguimiento de resultados.</text:span></text:p>
        </text:list-item>
        <text:list-item>
          <text:p text:style-name="P22"><text:span text:style-name="Strong_20_Emphasis"><text:span text:style-name="T4">Gestión de servicio al cliente</text:span></text:span><text:span text:style-name="T4">: Facilita la resolución de incidencias, consultas y quejas de los clientes, con herramientas de soporte y seguimiento de casos.</text:span></text:p>
        </text:list-item>
        <text:list-item>
          <text:p text:style-name="P22"><text:span text:style-name="Strong_20_Emphasis"><text:span text:style-name="T4">Gestión de oportunidades</text:span></text:span><text:span text:style-name="T4">: Registra las oportunidades de negocio, su estado, probabilidad de cierre, y permite priorizar las más importantes.</text:span></text:p>
        </text:list-item>
        <text:list-item>
          <text:p text:style-name="P22"><text:span text:style-name="Strong_20_Emphasis"><text:span text:style-name="T4">Trazabilidad de interacciones</text:span></text:span><text:span text:style-name="T4">: Registra todas las interacciones con los clientes (llamadas, correos, reuniones) para un seguimiento exhaustivo.</text:span></text:p>
        </text:list-item>
        <text:list-item>
          <text:p text:style-name="P22"><text:soft-page-break/><text:span text:style-name="Strong_20_Emphasis"><text:span text:style-name="T4">Análisis y reportes</text:span></text:span><text:span text:style-name="T4">: Proporciona informes y gráficos sobre el rendimiento de ventas, la efectividad de campañas de marketing, y la satisfacción del cliente.</text:span></text:p>
        </text:list-item>
        <text:list-item>
          <text:p text:style-name="P22"><text:span text:style-name="Strong_20_Emphasis"><text:span text:style-name="T4">Automatización de fuerza de ventas (SFA)</text:span></text:span><text:span text:style-name="T4">: Optimiza tareas de ventas repetitivas, como la asignación de tareas, el seguimiento de cotizaciones y la actualización automática de estados.</text:span></text:p>
        </text:list-item>
        <text:list-item>
          <text:p text:style-name="P22"><text:span text:style-name="Strong_20_Emphasis"><text:span text:style-name="T4">Integración con otros sistemas</text:span></text:span><text:span text:style-name="T4">: Facilita la conexión con plataformas de ERP, BI, y herramientas de marketing, mejorando el flujo de información entre áreas.</text:span></text:p>
        </text:list-item>
        <text:list-item>
          <text:p text:style-name="P22"><text:span text:style-name="Strong_20_Emphasis"><text:span text:style-name="T4">Movilidad</text:span></text:span><text:span text:style-name="T4">: Permite el acceso a las funcionalidades del CRM desde dispositivos móviles, asegurando que los equipos de ventas y atención al cliente puedan trabajar en cualquier lugar.</text:span></text:p>
          <text:p text:style-name="P23"><text:span text:style-name="T1"/></text:p>
        </text:list-item>
      </text:list>
      <text:p text:style-name="P24"><text:span text:style-name="T6">5.- Consejos para una exitosa implantación de ERP</text:span></text:p>
      <text:p text:style-name="P24"><text:span text:style-name="T6">Indique un decálogo de puntos clave a tener en cuenta por los dirigentes de una organización en la implantación de un ERP.</text:span></text:p>
      <text:p text:style-name="P25"/>
      <text:list text:style-name="L13">
        <text:list-item>
          <text:p text:style-name="P26"><text:span text:style-name="Strong_20_Emphasis"><text:span text:style-name="T4">Definir objetivos claros</text:span></text:span><text:span text:style-name="T4">: Establecer qué se espera lograr con la implantación del ERP (mejora en la eficiencia, integración de procesos, reducción de costos).</text:span></text:p>
        </text:list-item>
        <text:list-item>
          <text:p text:style-name="P26"><text:span text:style-name="Strong_20_Emphasis"><text:span text:style-name="T4">Compromiso de la alta dirección</text:span></text:span><text:span text:style-name="T4">: El apoyo y liderazgo de los directivos es esencial para asegurar que el proyecto reciba los recursos necesarios y que la organización se comprometa al cambio.</text:span></text:p>
        </text:list-item>
        <text:list-item>
          <text:p text:style-name="P26"><text:span text:style-name="Strong_20_Emphasis"><text:span text:style-name="T4">Análisis de necesidades</text:span></text:span><text:span text:style-name="T4">: Realizar un análisis detallado de los procesos actuales para identificar los módulos y funcionalidades que el ERP debe cubrir.</text:span></text:p>
        </text:list-item>
        <text:list-item>
          <text:p text:style-name="P26"><text:span text:style-name="Strong_20_Emphasis"><text:span text:style-name="T4">Selección del ERP adecuado</text:span></text:span><text:span text:style-name="T4">: Escoger un sistema ERP que se adapte a las necesidades específicas de la organización, su sector y tamaño, evaluando tanto el software como el proveedor.</text:span></text:p>
        </text:list-item>
        <text:list-item>
          <text:p text:style-name="P26"><text:span text:style-name="Strong_20_Emphasis"><text:span text:style-name="T4">Planificación y gestión del cambio</text:span></text:span><text:span text:style-name="T4">: Desarrollar un plan claro de implementación que incluya etapas, plazos y responsables, así como un plan para gestionar la resistencia al cambio dentro de la organización.</text:span></text:p>
        </text:list-item>
        <text:list-item>
          <text:p text:style-name="P26"><text:span text:style-name="Strong_20_Emphasis"><text:span text:style-name="T4">Formación del personal</text:span></text:span><text:span text:style-name="T4">: Asegurar una capacitación adecuada de los empleados que usarán el sistema, para que puedan aprovechar al máximo sus funcionalidades.</text:span></text:p>
        </text:list-item>
        <text:list-item>
          <text:p text:style-name="P26"><text:span text:style-name="Strong_20_Emphasis"><text:span text:style-name="T4">Integración con otros sistemas</text:span></text:span><text:span text:style-name="T4">: Garantizar que el ERP sea compatible e integrable con otros sistemas existentes en la organización (BI, CRM, herramientas específicas).</text:span></text:p>
        </text:list-item>
        <text:list-item>
          <text:p text:style-name="P26"><text:span text:style-name="Strong_20_Emphasis"><text:span text:style-name="T4">Adaptación o personalización mínima</text:span></text:span><text:span text:style-name="T4">: Minimizar las personalizaciones del ERP para reducir la complejidad, costos de implementación y futuros problemas de mantenimiento o actualización.</text:span></text:p>
        </text:list-item>
        <text:list-item>
          <text:p text:style-name="P26"><text:span text:style-name="Strong_20_Emphasis"><text:span text:style-name="T4">Evaluación de costos y retorno de inversión (ROI)</text:span></text:span><text:span text:style-name="T4">: Considerar tanto los costos iniciales (licencias, consultoría, hardware) como los costos a largo plazo </text:span><text:soft-page-break/><text:span text:style-name="T4">(mantenimiento, soporte, actualizaciones), y evaluar el impacto esperado en términos de ROI.</text:span></text:p>
        </text:list-item>
        <text:list-item>
          <text:p text:style-name="P26"><text:span text:style-name="Strong_20_Emphasis"><text:span text:style-name="T4">Seguimiento y mejora continua</text:span></text:span><text:span text:style-name="T4">: Una vez implantado, realizar un seguimiento continuo del rendimiento del ERP y su ajuste a las necesidades de la organización, implementando mejoras conforme sea necesario.</text:span></text:p>
        </text:list-item>
      </text:list>
      <text:p text:style-name="P27"/>
      <text:p text:style-name="P24"><text:span text:style-name="T6">6.- Defina qué entiende por un plan estratégico.</text:span></text:p>
      <text:p text:style-name="P28"><text:span text:style-name="T4">Un </text:span><text:span text:style-name="Strong_20_Emphasis"><text:span text:style-name="T4">plan estratégico</text:span></text:span><text:span text:style-name="T4"> es un documento o conjunto de directrices que define la visión, misión, objetivos a largo plazo, y las acciones necesarias para que una organización logre su crecimiento y éxito. Incluye un análisis del entorno interno y externo, así como los recursos disponibles, para trazar un camino claro y organizado hacia metas específicas. </text:span></text:p>
      <text:p text:style-name="P27"/>
      <text:p text:style-name="P24"><text:span text:style-name="T6">7.- ¿Cuál es la diferencia entre un MRP y un ERP?</text:span></text:p>
      <text:list text:style-name="L14">
        <text:list-item>
          <text:p text:style-name="P29"><text:span text:style-name="Strong_20_Emphasis"><text:span text:style-name="T4">MRP (Planificación de Requerimientos de Materiales)</text:span></text:span><text:span text:style-name="T4">:</text:span></text:p>
          <text:list>
            <text:list-item>
              <text:p text:style-name="P30"><text:span text:style-name="T4">Se enfoca específicamente en la </text:span><text:span text:style-name="Strong_20_Emphasis"><text:span text:style-name="T4">gestión de inventarios y producción</text:span></text:span><text:span text:style-name="T4">. Su función principal es calcular las necesidades de materiales y coordinar la producción para asegurarse de que haya suficiente stock disponible para cumplir con la demanda.</text:span></text:p>
            </text:list-item>
            <text:list-item>
              <text:p text:style-name="P31">Sus áreas clave incluyen la planificación de compras de materias primas, el control de inventarios, y la programación de la producción.</text:p>
            </text:list-item>
            <text:list-item>
              <text:p text:style-name="P31">Es un sistema más limitado, diseñado para gestionar los recursos de producción y garantizar la disponibilidad de los insumos necesarios.</text:p>
            </text:list-item>
          </text:list>
        </text:list-item>
        <text:list-item>
          <text:p text:style-name="P29"><text:span text:style-name="Strong_20_Emphasis"><text:span text:style-name="T4">ERP (Enterprise Resource Planning)</text:span></text:span><text:span text:style-name="T4">:</text:span></text:p>
          <text:list>
            <text:list-item>
              <text:p text:style-name="P30"><text:span text:style-name="T4">Es mucho más amplio y abarca </text:span><text:span text:style-name="Strong_20_Emphasis"><text:span text:style-name="T4">todas las áreas funcionales de una empresa</text:span></text:span><text:span text:style-name="T4">, como finanzas, ventas, compras, logística, recursos humanos, y, por supuesto, la planificación de materiales y producción (MRP).</text:span></text:p>
            </text:list-item>
            <text:list-item>
              <text:p text:style-name="P31">Integra todos los departamentos en un único sistema para optimizar y coordinar los procesos empresariales en toda la organización, permitiendo una visión global del negocio.</text:p>
            </text:list-item>
            <text:list-item>
              <text:p text:style-name="P32">Aparte de la gestión de materiales y producción, el ERP incluye funcionalidades como contabilidad, gestión de clientes (CRM), gestión de proyectos, compras, ventas, y más.</text:p>
            </text:list-item>
          </text:list>
        </text:list-item>
      </text:list>
      <text:p text:style-name="P27"/>
      <text:p text:style-name="P24"><text:span text:style-name="T6">8.- Explique por qué es fundamental que un ERP sea adaptable</text:span></text:p>
      <text:p text:style-name="P33"><text:span text:style-name="Strong_20_Emphasis"><text:span text:style-name="T4">Crecimiento empresarial</text:span></text:span><text:span text:style-name="T4">: A medida que una empresa crece, se expande a nuevos mercados o lanza nuevos productos, el ERP debe ajustarse para manejar más volumen de datos, transacciones, usuarios y procesos.</text:span></text:p>
      <text:list text:style-name="L15">
        <text:list-item>
          <text:p text:style-name="P34"><text:soft-page-break/><text:span text:style-name="Strong_20_Emphasis"><text:span text:style-name="T4">Cambios en los procesos internos</text:span></text:span><text:span text:style-name="T4">: Las empresas ajustan sus procesos para mejorar la eficiencia, reducir costos o adaptarse a cambios regulatorios. Un ERP adaptable permite configurar y personalizar flujos de trabajo, integraciones y funcionalidades sin necesidad de cambiar el sistema completo.</text:span></text:p>
        </text:list-item>
      </text:list>
      <text:list text:style-name="L16">
        <text:list-item>
          <text:p text:style-name="P35"><text:span text:style-name="Strong_20_Emphasis"><text:span text:style-name="T4">Evolución tecnológica</text:span></text:span><text:span text:style-name="T4">: Las tecnologías cambian rápidamente. Un ERP adaptable puede incorporar nuevas tecnologías (como inteligencia artificial o análisis de datos avanzados) y mantenerse actualizado frente a cambios tecnológicos sin perder rendimiento o generar incompatibilidades.</text:span></text:p>
        </text:list-item>
      </text:list>
      <text:list text:style-name="L17">
        <text:list-item>
          <text:p text:style-name="P36"><text:span text:style-name="Strong_20_Emphasis"><text:span text:style-name="T4">Regulaciones y normativas</text:span></text:span><text:span text:style-name="T4">: Las empresas deben cumplir con nuevas leyes o normativas que pueden variar por industria o ubicación geográfica. Un ERP flexible permite ajustarse rápidamente a estos cambios, ya sea en contabilidad, impuestos o gestión de datos.</text:span></text:p>
        </text:list-item>
      </text:list>
      <text:list text:style-name="L18">
        <text:list-item>
          <text:p text:style-name="P37"><text:span text:style-name="Strong_20_Emphasis"><text:span text:style-name="T4">Diversidad de sectores o modelos de negocio</text:span></text:span><text:span text:style-name="T4">: Diferentes industrias o empresas con modelos de negocio únicos requieren procesos personalizados. Un ERP adaptable puede ajustarse a los requisitos específicos de cada sector o tipo de empresa, sin imponer un esquema rígido.</text:span></text:p>
        </text:list-item>
      </text:list>
      <text:list text:style-name="L19">
        <text:list-item>
          <text:p text:style-name="P38"><text:span text:style-name="Strong_20_Emphasis"><text:span text:style-name="T4">Integración con otros sistemas</text:span></text:span><text:span text:style-name="T4">: Las empresas suelen utilizar múltiples aplicaciones o sistemas. Un ERP adaptable facilita la integración con CRM, BI, comercio electrónico, o herramientas de terceros, asegurando un flujo de datos coheren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system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1" fo:font-size="11pt" fo:language="es" fo:country="ES" style:letter-kerning="false" style:font-name-asian="Calibri" style:font-size-asian="11pt" style:language-asian="en" style:country-asian="US" style:font-name-complex="Cambri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rial1" fo:font-size="11pt" fo:language="es" fo:country="ES" style:letter-kerning="false" style:font-name-asian="Calibri" style:font-size-asian="11pt" style:language-asian="en" style:country-asian="US" style:font-name-complex="Cambri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loext:linked-style-name="Título_20_2_20_C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loext:linked-style-name="z-Principio_20_del_20_formulario_20_Car">
      <style:paragraph-properties fo:margin-top="0cm" fo:margin-bottom="0cm" style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Arial2" style:font-family-complex="Arial" style:font-family-generic-complex="system" style:font-pitch-complex="variable" style:font-size-complex="8pt" text:display="none"/>
    </style:style>
    <style:style style:name="HTML_20_Bottom_20_of_20_Form" style:display-name="HTML Bottom of Form" style:family="paragraph" style:parent-style-name="Standard" style:next-style-name="Standard" loext:linked-style-name="z-Final_20_del_20_formulario_20_Car">
      <style:paragraph-properties fo:margin-top="0cm" fo:margin-bottom="0cm" style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Arial2" style:font-family-complex="Arial" style:font-family-generic-complex="system" style:font-pitch-complex="variable" style:font-size-complex="8pt" text:display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z-Principio_20_del_20_formulario_20_Car" style:display-name="z-Principio del formulario Car" style:family="text" style:parent-style-name="Default_20_Paragraph_20_Font" loext:linked-style-name="HTML_20_Top_20_of_20_Form">
      <style:text-properties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Arial2" style:font-family-complex="Arial" style:font-family-generic-complex="system" style:font-pitch-complex="variable" style:font-size-complex="8pt" text:display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z-Final_20_del_20_formulario_20_Car" style:display-name="z-Final del formulario Car" style:family="text" style:parent-style-name="Default_20_Paragraph_20_Font" loext:linked-style-name="HTML_20_Bottom_20_of_20_Form">
      <style:text-properties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Arial2" style:font-family-complex="Arial" style:font-family-generic-complex="system" style:font-pitch-complex="variable" style:font-size-complex="8pt" text:display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ffffff" loext:opacity="100%">
        <loext:char-complex-color loext:theme-type="light1" loext:color-type="theme"/>
      </style:text-properties>
    </style:style>
    <style:style style:name="ListLabel_20_2" style:display-name="ListLabel 2" style:family="text">
      <style:text-properties fo:color="#ffffff" loext:opacity="100%">
        <loext:char-complex-color loext:theme-type="light1" loext:color-type="theme"/>
      </style:text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3" style:display-name="ListLabel 3" style:family="text">
      <style:text-properties fo:color="#ffffff" loext:opacity="100%">
        <loext:char-complex-color loext:theme-type="light1" loext:color-type="theme"/>
      </style:text-properties>
    </style:style>
    <style:style style:name="ListLabel_20_4" style:display-name="ListLabel 4" style:family="text">
      <style:text-properties fo:color="#ffffff" loext:opacity="100%">
        <loext:char-complex-color loext:theme-type="light1" loext:color-type="theme"/>
      </style:text-properties>
    </style:style>
    <style:style style:name="ListLabel_20_5" style:display-name="ListLabel 5" style:family="text">
      <style:text-properties fo:color="#ffffff" loext:opacity="100%">
        <loext:char-complex-color loext:theme-type="light1" loext:color-type="theme"/>
      </style:text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1.- Actividades UNIDAD 1 – Introducción a los SGE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ni</meta:initial-creator>
    <meta:editing-cycles>4</meta:editing-cycles>
    <meta:creation-date>2023-09-27T09:33:00</meta:creation-date>
    <dc:date>2024-10-14T10:58:35.231000000</dc:date>
    <meta:editing-duration>PT15M26S</meta:editing-duration>
    <meta:generator>LibreOffice/24.8.1.2$Windows_X86_64 LibreOffice_project/87fa9aec1a63e70835390b81c40bb8993f1d4ff6</meta:generator>
    <meta:document-statistic meta:table-count="1" meta:image-count="0" meta:object-count="0" meta:page-count="6" meta:paragraph-count="93" meta:word-count="1855" meta:character-count="12207" meta:non-whitespace-character-count="10482"/>
    <meta:user-defined meta:name="AppVersion">12.0000</meta:user-defined>
    <meta:template xlink:type="simple" xlink:actuate="onRequest" xlink:title="Normal" xlink:href=""/>
  </office:meta>
</office:document-meta>
</file>